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52"/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3T09:56:29.08" calcext:value-type="date">
            <text:p>2021-07-03 09:56:29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2799 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03T09:56:29.08" calcext:value-type="date">
            <text:p>2021-07-03 09:56:29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318a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T09:56:29.11" calcext:value-type="date">
            <text:p>2021-07-03 09:56:29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2799 A daisy.ubuntu.com A 162.213.33.108 A 162.213.33.132 OP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03T09:56:29.11" calcext:value-type="date">
            <text:p>2021-07-03 09:56:29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318a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7-03T09:56:29.6" calcext:value-type="date">
            <text:p>2021-07-03 09:56:29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1282 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7-03T09:56:29.6" calcext:value-type="date">
            <text:p>2021-07-03 09:56:29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0a95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7-03T09:56:29.61" calcext:value-type="date">
            <text:p>2021-07-03 09:56:29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1282 A daisy.ubuntu.com A 162.213.33.132 A 162.213.33.108 OP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7-03T09:56:29.61" calcext:value-type="date">
            <text:p>2021-07-03 09:56:29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0a95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7-03T09:56:30.98" calcext:value-type="date">
            <text:p>2021-07-03 09:56:30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f51c A www.googleapis.com OP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7-03T09:56:30.98" calcext:value-type="date">
            <text:p>2021-07-03 09:56:30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cc20 AAAA www.googleapis.com OP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7-03T09:56:30.99" calcext:value-type="date">
            <text:p>2021-07-03 09:56:30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f51c A www.googleapis.com A 142.250.195.202 A 142.250.196.170 A 142.250.196.74 A 142.250.195.138 A 142.250.196.10 A 142.250.195.106 A 142.250.196.42 A 142.250.76.74 A 142.250.77.106 A 142.250.195.170 A 216.58.200.138 A 172.217.163.202 A 142.250.195.234 A 142.250.67.42 A 142.250.67.74 A 172.217.166.106 OP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7-03T09:56:31.03" calcext:value-type="date">
            <text:p>2021-07-03 09:56:3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cc20 AAAA www.googleapis.com AAAA 2404:6800:4007:815::200a AAAA 2404:6800:4007:816::200a AAAA 2404:6800:4007:817::200a AAAA 2404:6800:4007:818::200a OP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7-03T09:56:31.05" calcext:value-type="date">
            <text:p>2021-07-03 09:56:3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7cfe 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7-03T09:56:31.05" calcext:value-type="date">
            <text:p>2021-07-03 09:56:3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6aec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7-03T09:56:31.05" calcext:value-type="date">
            <text:p>2021-07-03 09:56:3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7cfe A daisy.ubuntu.com A 162.213.33.132 A 162.213.33.108 OP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7-03T09:56:31.05" calcext:value-type="date">
            <text:p>2021-07-03 09:56:3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6aec AAAA daisy.ubuntu.com OP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7-03T09:56:31.98" calcext:value-type="date">
            <text:p>2021-07-03 09:56:3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3389 A www.googleapis.com OP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7-03T09:56:31.98" calcext:value-type="date">
            <text:p>2021-07-03 09:56:3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3389 A www.googleapis.com A 172.217.166.106 A 142.250.67.74 A 142.250.67.42 A 142.250.195.234 A 172.217.163.202 A 216.58.200.138 A 142.250.195.170 A 142.250.77.106 A 142.250.76.74 A 142.250.196.42 A 142.250.195.106 A 142.250.196.10 A 142.250.195.138 A 142.250.196.74 A 142.250.196.170 A 142.250.195.202 OPT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7-03T09:56:31.98" calcext:value-type="date">
            <text:p>2021-07-03 09:56:3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42b6 AAAA www.googleapis.com OP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7-03T09:56:31.98" calcext:value-type="date">
            <text:p>2021-07-03 09:56:3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42b6 AAAA www.googleapis.com AAAA 2404:6800:4007:818::200a AAAA 2404:6800:4007:817::200a AAAA 2404:6800:4007:816::200a AAAA 2404:6800:4007:815::200a OP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7d1c A www.google.com OP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880e AAAA www.google.com OP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a8b2 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0cae AAA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ad14 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d485 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cf9a AAA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cd07 AAA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ba70 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8b4f AAA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01a4 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e7d9 AAAA apidata.googleusercontent.com OP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7d1c A www.google.com A 172.217.160.132 OPT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7-03T09:56:35.99" calcext:value-type="date">
            <text:p>2021-07-03 09:56:35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880e AAAA www.google.com AAAA 2404:6800:4007:80a::2004 OPT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7-03T09:56:36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0cae AAAA apidata.googleusercontent.com CNAME googlehosted.l.googleusercontent.com OP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7-03T09:56:36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cf9a AAAA apidata.googleusercontent.com CNAME googlehosted.l.googleusercontent.com OP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7-03T09:56:36.0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8b4f AAAA apidata.googleusercontent.com CNAME googlehosted.l.googleusercontent.com OP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7-03T09:56:36.0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cd07 AAAA apidata.googleusercontent.com CNAME googlehosted.l.googleusercontent.com OP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7-03T09:56:36.0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e7d9 AAAA apidata.googleusercontent.com CNAME googlehosted.l.googleusercontent.com OPT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7-03T09:56:36.1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ad14 A apidata.googleusercontent.com CNAME googlehosted.l.googleusercontent.com A 142.250.195.65 OP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7-03T09:56:36.1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a8b2 A apidata.googleusercontent.com CNAME googlehosted.l.googleusercontent.com A 142.250.195.65 OP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7-03T09:56:36.1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01a4 A apidata.googleusercontent.com CNAME googlehosted.l.googleusercontent.com A 142.250.195.65 OP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7-03T09:56:36.1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ba70 A apidata.googleusercontent.com CNAME googlehosted.l.googleusercontent.com A 142.250.195.65 OP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7-03T09:56:36.11" calcext:value-type="date">
            <text:p>2021-07-03 09:56:36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d485 A apidata.googleusercontent.com CNAME googlehosted.l.googleusercontent.com A 142.250.195.65 OPT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7-03T09:56:39" calcext:value-type="date">
            <text:p>2021-07-03 09:56: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796 → 5000 [SYN] Seq=0 Win=65495 Len=0 MSS=65495 SACK_PERM=1 TSval=2156858665 TSecr=0 WS=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7-03T09:56:39" calcext:value-type="date">
            <text:p>2021-07-03 09:56: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796 [SYN, ACK] Seq=0 Ack=1 Win=65483 Len=0 MSS=65495 SACK_PERM=1 TSval=2156858665 TSecr=2156858665 WS=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7-03T09:56:39.44" calcext:value-type="date">
            <text:p>2021-07-03 09:56: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796 → 5000 [ACK] Seq=1 Ack=1 Win=65536 Len=0 TSval=2156858665 TSecr=21568586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7-03T09:56:39.44" calcext:value-type="date">
            <text:p>2021-07-03 09:56: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796 [PSH, ACK] Seq=1 Ack=1 Win=65536 Len=7 TSval=2156858667 TSecr=21568586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7-03T09:56:39.44" calcext:value-type="date">
            <text:p>2021-07-03 09:56: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796 → 5000 [ACK] Seq=1 Ack=8 Win=65536 Len=0 TSval=2156858667 TSecr=21568586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7-03T09:56:41.44" calcext:value-type="date">
            <text:p>2021-07-03 09:56: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796 [PSH, ACK] Seq=8 Ack=1 Win=65536 Len=7 TSval=2156860668 TSecr=21568586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7-03T09:56:41.44" calcext:value-type="date">
            <text:p>2021-07-03 09:56: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796 → 5000 [ACK] Seq=1 Ack=15 Win=65536 Len=0 TSval=2156860668 TSecr=21568606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7-03T09:56:41.45" calcext:value-type="date">
            <text:p>2021-07-03 09:56: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796 → 5000 [RST, ACK] Seq=1 Ack=15 Win=65536 Len=0 TSval=2156860678 TSecr=21568606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7-03T09:56:45.47" calcext:value-type="date">
            <text:p>2021-07-03 09:56:4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76cb A docs.oracle.com OP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7-03T09:56:45.55" calcext:value-type="date">
            <text:p>2021-07-03 09:56:45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76cb A docs.oracle.com CNAME ds-docs-ww.oracle.com.edgekey.net CNAME ds-docs-ww.oracle.com.edgekey.net.globalredir.akadns.net CNAME e2805.dsca.akamaiedge.net A 23.9.25.103 OPT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7-03T09:56:46.48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7-03T09:56:46.54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2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7-03T09:56:46.55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3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7-03T09:56:46.56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936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7-03T09:56:46.56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37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7-03T09:56:46.56" calcext:value-type="date">
            <text:p>2021-07-03 09:56: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54821 → 54821 Len=48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7-03T09:57:02.64" calcext:value-type="date">
            <text:p>2021-07-03 09:57: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SYN] Seq=0 Win=65495 Len=0 MSS=65495 SACK_PERM=1 TSval=2156881862 TSecr=0 WS=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7-03T09:57:02.64" calcext:value-type="date">
            <text:p>2021-07-03 09:57: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SYN, ACK] Seq=0 Ack=1 Win=65483 Len=0 MSS=65495 SACK_PERM=1 TSval=2156881862 TSecr=2156881862 WS=1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7-03T09:57:02.64" calcext:value-type="date">
            <text:p>2021-07-03 09:57: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1 Win=65536 Len=0 TSval=2156881862 TSecr=21568818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7-03T09:57:02.64" calcext:value-type="date">
            <text:p>2021-07-03 09:57: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1 Ack=1 Win=65536 Len=7 TSval=2156881864 TSecr=21568818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7-03T09:57:02.64" calcext:value-type="date">
            <text:p>2021-07-03 09:57: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8 Win=65536 Len=0 TSval=2156881865 TSecr=21568818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7-03T09:57:02.73" calcext:value-type="date">
            <text:p>2021-07-03 09:57:02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ca16 A vortex.data.microsoft.com OP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7-03T09:57:02.78" calcext:value-type="date">
            <text:p>2021-07-03 09:57:02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ca16 A vortex.data.microsoft.com CNAME asimov.vortex.data.trafficmanager.net A 40.77.226.250 OPT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7-03T09:57:02.78" calcext:value-type="date">
            <text:p>2021-07-03 09:57:02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2b1b AAAA vortex.data.microsoft.com OP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7-03T09:57:02.84" calcext:value-type="date">
            <text:p>2021-07-03 09:57:02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2b1b AAAA vortex.data.microsoft.com CNAME asimov.vortex.data.trafficmanager.net CNAME global.vortex.data.trafficmanager.net OPT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7-03T09:57:04.64" calcext:value-type="date">
            <text:p>2021-07-03 09:57: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8 Ack=1 Win=65536 Len=7 TSval=2156883865 TSecr=21568818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7-03T09:57:04.64" calcext:value-type="date">
            <text:p>2021-07-03 09:57: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15 Win=65536 Len=0 TSval=2156883865 TSecr=21568838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7-03T09:57:06.64" calcext:value-type="date">
            <text:p>2021-07-03 09:57:0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15 Ack=1 Win=65536 Len=7 TSval=2156885866 TSecr=21568838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7-03T09:57:06.64" calcext:value-type="date">
            <text:p>2021-07-03 09:57:0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22 Win=65536 Len=0 TSval=2156885866 TSecr=21568858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7-03T09:57:08.64" calcext:value-type="date">
            <text:p>2021-07-03 09:57: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22 Ack=1 Win=65536 Len=7 TSval=2156887866 TSecr=21568858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7-03T09:57:08.64" calcext:value-type="date">
            <text:p>2021-07-03 09:57: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29 Win=65536 Len=0 TSval=2156887867 TSecr=21568878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7-03T09:57:10.64" calcext:value-type="date">
            <text:p>2021-07-03 09:57:10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29 Ack=1 Win=65536 Len=7 TSval=2156889868 TSecr=21568878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7-03T09:57:10.64" calcext:value-type="date">
            <text:p>2021-07-03 09:57:10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36 Win=65536 Len=0 TSval=2156889868 TSecr=21568898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7-03T09:57:12.64" calcext:value-type="date">
            <text:p>2021-07-03 09:57:1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36 Ack=1 Win=65536 Len=7 TSval=2156891869 TSecr=21568898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7-03T09:57:12.64" calcext:value-type="date">
            <text:p>2021-07-03 09:57:1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43 Win=65536 Len=0 TSval=2156891869 TSecr=21568918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7-03T09:57:14.65" calcext:value-type="date">
            <text:p>2021-07-03 09:57:1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43 Ack=1 Win=65536 Len=7 TSval=2156893870 TSecr=215689186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7-03T09:57:14.65" calcext:value-type="date">
            <text:p>2021-07-03 09:57:1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50 Win=65536 Len=0 TSval=2156893870 TSecr=215689387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7-03T09:57:16.65" calcext:value-type="date">
            <text:p>2021-07-03 09:57:1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PSH, ACK] Seq=50 Ack=1 Win=65536 Len=7 TSval=2156895871 TSecr=21568938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7-03T09:57:16.65" calcext:value-type="date">
            <text:p>2021-07-03 09:57:1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ACK] Seq=1 Ack=57 Win=65536 Len=0 TSval=2156895871 TSecr=21568958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7-03T09:57:17.01" calcext:value-type="date">
            <text:p>2021-07-03 09:57: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FIN, ACK] Seq=57 Ack=1 Win=65536 Len=0 TSval=2156896237 TSecr=21568958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7-03T09:57:17.04" calcext:value-type="date">
            <text:p>2021-07-03 09:57: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8804 → 5000 [FIN, ACK] Seq=1 Ack=58 Win=65536 Len=0 TSval=2156896266 TSecr=21568962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7-03T09:57:17.04" calcext:value-type="date">
            <text:p>2021-07-03 09:57: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5000 → 58804 [ACK] Seq=58 Ack=2 Win=65536 Len=0 TSval=2156896266 TSecr=21568962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7-03T09:57:21.01" calcext:value-type="date">
            <text:p>2021-07-03 09:57:2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35d2 A vortex.data.microsoft.com OP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7-03T09:57:21.01" calcext:value-type="date">
            <text:p>2021-07-03 09:57:21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0xe5c6 AAAA vortex.data.microsoft.com OP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7-03T09:57:21.01" calcext:value-type="date">
            <text:p>2021-07-03 09:57:2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35d2 A vortex.data.microsoft.com CNAME asimov.vortex.data.trafficmanager.net A 40.77.226.250 OPT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7-03T09:57:21.02" calcext:value-type="date">
            <text:p>2021-07-03 09:57:21</text:p>
          </table:table-cell>
          <table:table-cell office:value-type="string" calcext:value-type="string">
            <text:p>127.0.0.5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Standard query response 0xe5c6 AAAA vortex.data.microsoft.com CNAME asimov.vortex.data.trafficmanager.net CNAME global.vortex.data.trafficmanager.net OPT</text:p>
          </table:table-cell>
          <table:table-cell office:value-type="float" office:value="168" calcext:value-type="float">
            <text:p>168</text:p>
          </table:table-cell>
        </table:table-row>
      </table:table>
      <table:table table:name="TCP Handshake Observation" table:style-name="ta2"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1" table:number-columns-repeated="1018" table:default-cell-style-name="ce6"/>
        <table:table-row table:style-name="ro2">
          <table:table-cell table:style-name="ce2" office:value-type="string" calcext:value-type="string">
            <text:p>Source IP</text:p>
          </table:table-cell>
          <table:table-cell table:style-name="ce4" office:value-type="string" calcext:value-type="string">
            <text:p>127.0.0.1</text:p>
          </table:table-cell>
          <table:table-cell table:style-name="ce2" office:value-type="string" calcext:value-type="string">
            <text:p>Source Port</text:p>
          </table:table-cell>
          <table:table-cell table:style-name="ce4" office:value-type="float" office:value="5000" calcext:value-type="float">
            <text:p>5000</text:p>
          </table:table-cell>
          <table:table-cell table:style-name="ce11"/>
          <table:table-cell table:style-name="ce16"/>
          <table:table-cell table:style-name="ce11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Destination IP</text:p>
          </table:table-cell>
          <table:table-cell table:style-name="ce4" office:value-type="string" calcext:value-type="string">
            <text:p>127.0.0.1</text:p>
          </table:table-cell>
          <table:table-cell table:style-name="ce2" office:value-type="string" calcext:value-type="string">
            <text:p>Destination Port</text:p>
          </table:table-cell>
          <table:table-cell table:style-name="ce4" office:value-type="float" office:value="58804" calcext:value-type="float">
            <text:p>58804</text:p>
          </table:table-cell>
          <table:table-cell table:style-name="ce11"/>
          <table:table-cell table:style-name="ce16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11" table:number-columns-repeated="5"/>
          <table:table-cell table:style-name="ce16"/>
          <table:table-cell table:style-name="ce11" table:number-columns-repeated="2"/>
          <table:table-cell table:number-columns-repeated="1016"/>
        </table:table-row>
        <table:table-row table:style-name="ro2">
          <table:table-cell table:style-name="ce4"/>
          <table:table-cell table:style-name="ce2" office:value-type="string" calcext:value-type="string">
            <text:p>Segment No</text:p>
          </table:table-cell>
          <table:table-cell table:style-name="ce11" table:number-columns-repeated="3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YN</text:p>
          </table:table-cell>
          <table:table-cell table:style-name="ce4" office:value-type="float" office:value="45" calcext:value-type="float">
            <text:p>45</text:p>
          </table:table-cell>
          <table:table-cell table:style-name="ce11" table:number-columns-repeated="3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YN/ACK</text:p>
          </table:table-cell>
          <table:table-cell table:style-name="ce4" office:value-type="float" office:value="46" calcext:value-type="float">
            <text:p>46</text:p>
          </table:table-cell>
          <table:table-cell table:style-name="ce11" table:number-columns-repeated="3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ACK</text:p>
          </table:table-cell>
          <table:table-cell table:style-name="ce4" office:value-type="float" office:value="47" calcext:value-type="float">
            <text:p>47</text:p>
          </table:table-cell>
          <table:table-cell table:style-name="ce11" table:number-columns-repeated="3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>
          <table:table-cell table:style-name="ce11" table:number-columns-repeated="5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Segment No</text:p>
          </table:table-cell>
          <table:table-cell table:style-name="ce2" office:value-type="string" calcext:value-type="string">
            <text:p>Sequence No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Sent time</text:p>
          </table:table-cell>
          <table:table-cell table:style-name="ce2" office:value-type="string" calcext:value-type="string">
            <text:p>ACK received time</text:p>
          </table:table-cell>
          <table:table-cell table:style-name="ce17" office:value-type="string" calcext:value-type="string">
            <text:p>RTT(seconds)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7" office:value-type="string" calcext:value-type="string">
            <text:p>09:56:39.440495</text:p>
          </table:table-cell>
          <table:table-cell table:style-name="ce7" office:value-type="string" calcext:value-type="string">
            <text:p>09:56:39.440536</text:p>
          </table:table-cell>
          <table:table-cell table:style-name="ce18" office:value-type="float" office:value="0.000041" calcext:value-type="float">
            <text:p>0.000041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9:56:39.440536</text:p>
          </table:table-cell>
          <table:table-cell table:style-name="ce7" office:value-type="string" calcext:value-type="string">
            <text:p>09:56:39.440571</text:p>
          </table:table-cell>
          <table:table-cell table:style-name="ce18" office:value-type="float" office:value="0.000035" calcext:value-type="float">
            <text:p>0.000035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9:56:39.440571</text:p>
          </table:table-cell>
          <table:table-cell table:style-name="ce7" office:value-type="string" calcext:value-type="string">
            <text:p>09:56:39.442700</text:p>
          </table:table-cell>
          <table:table-cell table:style-name="ce19" office:value-type="float" office:value="0.002129" calcext:value-type="float">
            <text:p>0.002129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9:56:39.442700</text:p>
          </table:table-cell>
          <table:table-cell table:style-name="ce7" office:value-type="string" calcext:value-type="string">
            <text:p>09:56:39.442749</text:p>
          </table:table-cell>
          <table:table-cell table:style-name="ce18" office:value-type="float" office:value="0.000049" calcext:value-type="float">
            <text:p>0.000049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09:56:39.442749</text:p>
          </table:table-cell>
          <table:table-cell table:style-name="ce7" office:value-type="string" calcext:value-type="string">
            <text:p>09:56:39.443690</text:p>
          </table:table-cell>
          <table:table-cell table:style-name="ce19" office:value-type="float" office:value="0.000941" calcext:value-type="float">
            <text:p>0.000941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table:style-name="ce11" table:number-columns-repeated="5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4" table:number-rows-spanned="1">
            <text:p>Note: RTT= ACK received time - TCP packet sent time </text:p>
          </table:table-cell>
          <table:covered-table-cell table:number-columns-repeated="3" table:style-name="ce11"/>
          <table:table-cell table:style-name="ce11"/>
          <table:table-cell table:style-name="ce16"/>
          <table:table-cell/>
          <table:table-cell table:style-name="ce11"/>
          <table:table-cell table:number-columns-repeated="1016"/>
        </table:table-row>
        <table:table-row table:style-name="ro2" table:number-rows-repeated="3">
          <table:table-cell table:style-name="ce11"/>
          <table:table-cell table:number-columns-repeated="6"/>
          <table:table-cell table:style-name="ce11"/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8:22:01.453314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4:53:15.969405793</meta:creation-date>
    <dc:date>2021-07-03T18:27:35.282438935</dc:date>
    <meta:editing-duration>PT12M45S</meta:editing-duration>
    <meta:editing-cycles>4</meta:editing-cycles>
    <meta:generator>LibreOffice/6.4.7.2$Linux_X86_64 LibreOffice_project/40$Build-2</meta:generator>
    <meta:document-statistic meta:table-count="2" meta:cell-count="681" meta:object-count="0"/>
  </office:meta>
</office:document-meta>
</file>